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c494" officeooo:paragraph-rsid="0012c494"/>
    </style:style>
    <style:style style:name="P2" style:family="paragraph" style:parent-style-name="Standard">
      <style:text-properties officeooo:rsid="0012f58c" officeooo:paragraph-rsid="0012f58c"/>
    </style:style>
    <style:style style:name="P3" style:family="paragraph" style:parent-style-name="Standard">
      <style:text-properties officeooo:rsid="00154959" officeooo:paragraph-rsid="00154959"/>
    </style:style>
    <style:style style:name="T1" style:family="text">
      <style:text-properties officeooo:rsid="00142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events page has same background,<text:span text:style-name="T1">unlike for the proshows</text:span></text:p>
      <text:p text:style-name="P2">Cursor changes aroung search bar.</text:p>
      <text:p text:style-name="P3">Icons and search bar move or toggle when the page changes for wcs,sponsors,euno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ish </meta:initial-creator>
    <meta:creation-date>2015-05-21T13:45:47.488449086</meta:creation-date>
    <dc:date>2015-05-21T13:51:33.662914772</dc:date>
    <dc:creator>harish </dc:creator>
    <meta:editing-duration>PT5M2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73" meta:non-whitespace-character-count="149"/>
  </office:meta>
</office:document-meta>
</file>